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8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ASS</text:p>
          </table:table-cell>
          <table:table-cell table:number-columns-repeated="4" office:value-type="string" calcext:value-type="string">
            <text:p>DIRT</text:p>
          </table:table-cell>
          <table:table-cell table:number-columns-repeated="4" office:value-type="string" calcext:value-type="string">
            <text:p>GRASS</text:p>
          </table:table-cell>
          <table:table-cell table:number-columns-repeated="4" office:value-type="string" calcext:value-type="string">
            <text:p>DIRT</text:p>
          </table:table-cell>
          <table:table-cell table:number-columns-repeated="4" office:value-type="string" calcext:value-type="string">
            <text:p>GRASS</text:p>
          </table:table-cell>
          <table:table-cell table:number-columns-repeated="2" office:value-type="string" calcext:value-type="string">
            <text:p>DIRT</text:p>
          </table:table-cell>
          <table:table-cell table:number-columns-repeated="7" office:value-type="string" calcext:value-type="string">
            <text:p>GR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SS</text:p>
          </table:table-cell>
          <table:table-cell table:number-columns-repeated="2"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TREE_TRUNK_SMALL</text:p>
          </table:table-cell>
          <table:table-cell table:number-columns-repeated="2" office:value-type="string" calcext:value-type="string">
            <text:p>GRASS</text:p>
          </table:table-cell>
          <table:table-cell table:number-columns-repeated="2"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TREE_TRUNK_SMALL</text:p>
          </table:table-cell>
          <table:table-cell table:number-columns-repeated="2" office:value-type="string" calcext:value-type="string">
            <text:p>GRASS</text:p>
          </table:table-cell>
          <table:table-cell table:number-columns-repeated="2" office:value-type="string" calcext:value-type="string">
            <text:p>DIRT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TREE_TRUNK_SMALL</text:p>
          </table:table-cell>
          <table:table-cell table:number-columns-repeated="3" office:value-type="string" calcext:value-type="string">
            <text:p>GRA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7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4" office:value-type="string" calcext:value-type="string">
            <text:p>GRASS</text:p>
          </table:table-cell>
          <table:table-cell office:value-type="string" calcext:value-type="string">
            <text:p>TREE_TRUNK_SMA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GRASS</text:p>
          </table:table-cell>
          <table:table-cell office:value-type="string" calcext:value-type="string">
            <text:p>TREE_TRUNK_SMALL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4" office:value-type="string" calcext:value-type="string">
            <text:p>GRASS</text:p>
          </table:table-cell>
          <table:table-cell office:value-type="string" calcext:value-type="string">
            <text:p>TREE_TRUNK_SMALL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TREE_TRUNK_SMALL</text:p>
          </table:table-cell>
          <table:table-cell table:number-columns-repeated="3" office:value-type="string" calcext:value-type="string">
            <text:p>GRAS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7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9" office:value-type="string" calcext:value-type="string">
            <text:p>GRASS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table:number-columns-repeated="5"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table:number-columns-repeated="13" office:value-type="string" calcext:value-type="string">
            <text:p>DIR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9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7" office:value-type="string" calcext:value-type="string">
            <text:p>GRAS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DIRT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TREE_TRUNK_SMALL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DIRT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TREE_TRUNK_SMALL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DIRT</text:p>
          </table:table-cell>
          <table:table-cell table:number-columns-repeated="7" office:value-type="string" calcext:value-type="string">
            <text:p>GRAS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DIRT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DIRT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7" office:value-type="string" calcext:value-type="string">
            <text:p>GRAS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 office:value-type="string" calcext:value-type="string">
            <text:p>DIRT</text:p>
          </table:table-cell>
          <table:table-cell table:number-columns-repeated="7" office:value-type="string" calcext:value-type="string">
            <text:p>GR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5T14:56:55.222250942</meta:creation-date>
    <dc:date>2014-10-26T22:49:23.873221345</dc:date>
    <meta:editing-duration>P1DT7H37M16S</meta:editing-duration>
    <meta:editing-cycles>4</meta:editing-cycles>
    <meta:generator>LibreOffice/4.2.6.3$Linux_X86_64 LibreOffice_project/420m0$Build-3</meta:generator>
    <meta:document-statistic meta:table-count="1" meta:cell-count="307" meta:object-count="0"/>
  </office:meta>
</office:document-meta>
</file>